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542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3.042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77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1cm" fo:min-width="5.789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69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5.51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7cm" fo:min-width="8.016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7cm" fo:min-width="8.177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7cm" fo:min-width="7.766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7cm" fo:min-width="7.745cm"/>
    </style:style>
    <style:style style:name="gr13" style:family="graphic" style:parent-style-name="objectwithoutfill">
      <style:graphic-properties svg:stroke-color="#ff3333" draw:marker-end="Arrow" draw:marker-end-width="0.3cm" draw:fill="none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7cm" fo:min-width="7.681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6.284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4.955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52cm" fo:min-width="0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7cm" fo:min-width="8.845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39cm" fo:min-width="0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65cm" fo:min-width="0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cm" fo:min-width="8.346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0.976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0.743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1.17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6.483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7cm" fo:min-width="6.358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6.538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8.795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7cm" fo:min-width="9.163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8.304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7cm" fo:min-width="9.311cm"/>
    </style:style>
    <style:style style:name="gr32" style:family="graphic" style:parent-style-name="objectwithoutfill">
      <style:graphic-properties svg:stroke-color="#3333ff" draw:marker-end="Arrow" draw:marker-end-width="0.3cm" draw:fill="none" draw:textarea-vertical-align="middle"/>
    </style:style>
    <style:style style:name="P1" style:family="paragraph">
      <loext:graphic-properties draw:fill="none" draw:fill-color="#ffffff"/>
      <style:text-properties fo:font-style="italic" style:font-style-asian="italic" style:font-style-complex="italic"/>
    </style:style>
    <style:style style:name="P2" style:family="paragraph">
      <loext:graphic-properties draw:fill="none" draw:fill-color="#ffffff"/>
      <style:text-properties fo:font-style="italic" fo:font-weight="normal" style:font-style-asian="italic" style:font-weight-asian="normal" style:font-style-complex="italic" style:font-weight-complex="normal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font-size="15pt" fo:font-weight="bold" style:font-size-asian="14pt" style:font-weight-asian="bold" style:font-size-complex="14pt" style:font-weight-complex="bold"/>
    </style:style>
    <style:style style:name="P5" style:family="paragraph">
      <loext:graphic-properties draw:fill="none" draw:fill-color="#ffffff"/>
      <style:text-properties fo:font-size="15pt" fo:font-weight="bold" style:font-size-asian="14pt" style:font-size-complex="14pt"/>
    </style:style>
    <style:style style:name="P6" style:family="paragraph">
      <loext:graphic-properties draw:fill="none" draw:fill-color="#ffffff"/>
      <style:text-properties fo:font-size="15pt" fo:font-weight="bold"/>
    </style:style>
    <style:style style:name="P7" style:family="paragraph">
      <loext:graphic-properties draw:fill="none"/>
      <style:paragraph-properties fo:text-align="center"/>
      <style:text-properties fo:font-size="15pt"/>
    </style:style>
    <style:style style:name="P8" style:family="paragraph">
      <loext:graphic-properties draw:fill="none" draw:fill-color="#ffffff"/>
      <style:text-properties fo:font-size="15pt" style:font-size-asian="14pt" style:font-size-complex="14pt"/>
    </style:style>
    <style:style style:name="P9" style:family="paragraph">
      <loext:graphic-properties draw:fill="none" draw:fill-color="#ffffff"/>
      <style:text-properties fo:font-size="14pt" fo:font-weight="bold" style:font-size-asian="14pt" style:font-size-complex="14pt"/>
    </style:style>
    <style:style style:name="P10" style:family="paragraph">
      <loext:graphic-properties draw:fill="none" draw:fill-color="#ffffff"/>
      <style:text-properties fo:font-size="20pt" fo:font-weight="bold" style:font-size-asian="20pt" style:font-size-complex="20pt"/>
    </style:style>
    <style:style style:name="P11" style:family="paragraph">
      <loext:graphic-properties draw:fill="none" draw:fill-color="#ffffff"/>
      <style:text-properties style:font-name="FreeSerif" fo:font-size="15pt" fo:font-weight="bold" style:font-size-asian="14pt" style:font-weight-asian="bold" style:font-size-complex="14pt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fo:font-size="15pt" fo:font-weight="bold" style:font-size-asian="14pt" style:font-weight-asian="bold" style:font-size-complex="14pt" style:font-weight-complex="bold"/>
    </style:style>
    <style:style style:name="T4" style:family="text">
      <style:text-properties fo:font-size="15pt" fo:font-weight="bold" style:font-size-asian="14pt" style:font-size-complex="14pt"/>
    </style:style>
    <style:style style:name="T5" style:family="text">
      <style:text-properties fo:font-size="15pt" style:font-size-asian="14pt" style:font-size-complex="14pt"/>
    </style:style>
    <style:style style:name="T6" style:family="text">
      <style:text-properties fo:font-size="14pt" fo:font-weight="bold" style:font-size-asian="14pt" style:font-size-complex="14pt"/>
    </style:style>
    <style:style style:name="T7" style:family="text">
      <style:text-properties fo:font-size="20pt" fo:font-weight="bold" style:font-size-asian="20pt" style:font-size-complex="20pt"/>
    </style:style>
    <style:style style:name="T8" style:family="text">
      <style:text-properties fo:font-size="15pt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3.042cm" svg:height="0.962cm" svg:x="1.524cm" svg:y="0.308cm">
          <draw:text-box>
            <text:p><text:span text:style-name="T1">IGRAČ 1</text:span></text:p>
          </draw:text-box>
        </draw:frame>
        <draw:frame draw:style-name="gr2" draw:text-style-name="P2" draw:layer="layout" svg:width="3.097cm" svg:height="0.962cm" svg:x="12.846cm" svg:y="0.508cm">
          <draw:text-box>
            <text:p><text:span text:style-name="T2">SERVER</text:span></text:p>
          </draw:text-box>
        </draw:frame>
        <draw:line draw:style-name="gr3" draw:text-style-name="P3" draw:layer="layout" svg:x1="10.033cm" svg:y1="0.889cm" svg:x2="10.033cm" svg:y2="27.686cm">
          <text:p/>
        </draw:line>
        <draw:line draw:style-name="gr3" draw:text-style-name="P3" draw:layer="layout" svg:x1="21.717cm" svg:y1="0.889cm" svg:x2="21.971cm" svg:y2="27.686cm">
          <text:p/>
        </draw:line>
        <draw:frame draw:style-name="gr1" draw:text-style-name="P1" draw:layer="layout" svg:width="3.042cm" svg:height="0.962cm" svg:x="24.003cm" svg:y="0.435cm">
          <draw:text-box>
            <text:p><text:span text:style-name="T1">IGRAČ 2</text:span></text:p>
          </draw:text-box>
        </draw:frame>
        <draw:frame draw:style-name="gr4" draw:text-style-name="P4" xml:id="id3" draw:id="id3" draw:layer="layout" svg:width="3.542cm" svg:height="0.839cm" svg:x="0.057cm" svg:y="1.734cm">
          <draw:text-box>
            <text:p><text:span text:style-name="T3">Povezuje se</text:span></text:p>
          </draw:text-box>
        </draw:frame>
        <draw:frame draw:style-name="gr5" draw:text-style-name="P5" xml:id="id5" draw:id="id5" draw:layer="layout" svg:width="5.588cm" svg:height="1.427cm" svg:x="22.924cm" svg:y="2.582cm">
          <draw:text-box>
            <text:p><text:span text:style-name="T4">Povezuje <text:s/>se</text:span></text:p>
          </draw:text-box>
        </draw:frame>
        <draw:frame draw:style-name="gr6" draw:text-style-name="P5" xml:id="id4" draw:id="id4" draw:layer="layout" svg:width="6.289cm" svg:height="1.06cm" svg:x="10.922cm" svg:y="1.778cm">
          <draw:text-box>
            <text:p><text:span text:style-name="T4">Prvi igrač se konektuje</text:span></text:p>
          </draw:text-box>
        </draw:frame>
        <draw:frame draw:style-name="gr7" draw:text-style-name="P6" xml:id="id6" draw:id="id6" draw:layer="layout" svg:width="6.836cm" svg:height="0.919cm" svg:x="10.944cm" svg:y="2.764cm">
          <draw:text-box>
            <text:p><text:span text:style-name="T4">Drugi <text:s/>igrač se konektuje</text:span></text:p>
          </draw:text-box>
        </draw:frame>
        <draw:frame draw:style-name="gr8" draw:text-style-name="P4" draw:layer="layout" svg:width="6.01cm" svg:height="0.839cm" svg:x="0.045cm" svg:y="3.358cm">
          <draw:text-box>
            <text:p><text:span text:style-name="T3">Postavlja podmornice</text:span></text:p>
          </draw:text-box>
        </draw:frame>
        <draw:frame draw:style-name="gr5" draw:text-style-name="P5" draw:layer="layout" svg:width="7.747cm" svg:height="1.427cm" svg:x="22.973cm" svg:y="4.479cm">
          <draw:text-box>
            <text:p><text:span text:style-name="T4">Postavlja podmornice</text:span></text:p>
          </draw:text-box>
        </draw:frame>
        <draw:frame draw:style-name="gr9" draw:text-style-name="P4" xml:id="id7" draw:id="id7" draw:layer="layout" svg:width="8.516cm" svg:height="1.427cm" svg:x="-0.019cm" svg:y="4.981cm">
          <draw:text-box>
            <text:p><text:span text:style-name="T3">Šalje zahtev za igru - SPREMAN</text:span></text:p>
          </draw:text-box>
        </draw:frame>
        <draw:frame draw:style-name="gr10" draw:text-style-name="P5" xml:id="id8" draw:id="id8" draw:layer="layout" svg:width="8.677cm" svg:height="1.427cm" svg:x="10.93cm" svg:y="5.182cm">
          <draw:text-box>
            <text:p><text:span text:style-name="T4">Registruje da je igrač 1 spreman</text:span></text:p>
          </draw:text-box>
        </draw:frame>
        <draw:frame draw:style-name="gr10" draw:text-style-name="P6" xml:id="id10" draw:id="id10" draw:layer="layout" svg:width="8.677cm" svg:height="1.427cm" svg:x="10.968cm" svg:y="6.64cm">
          <draw:text-box>
            <text:p><text:span text:style-name="T4">Registruje da je igrač 2 spreman</text:span></text:p>
          </draw:text-box>
        </draw:frame>
        <draw:frame draw:style-name="gr11" draw:text-style-name="P5" xml:id="id1" draw:id="id1" draw:layer="layout" svg:width="8.266cm" svg:height="1.427cm" svg:x="10.979cm" svg:y="8.128cm">
          <draw:text-box>
            <text:p><text:span text:style-name="T4">Šalje ulogu igraču 1 - AKTIVAN</text:span></text:p>
          </draw:text-box>
        </draw:frame>
        <draw:frame draw:style-name="gr12" draw:text-style-name="P5" xml:id="id11" draw:id="id11" draw:layer="layout" svg:width="8.245cm" svg:height="1.427cm" svg:x="10.952cm" svg:y="9.652cm">
          <draw:text-box>
            <text:p><text:span text:style-name="T4">Šalje ulogu igraču 2 - PASIVAN</text:span></text:p>
          </draw:text-box>
        </draw:frame>
        <draw:frame draw:style-name="gr5" draw:text-style-name="P4" xml:id="id2" draw:id="id2" draw:layer="layout" svg:width="8.001cm" svg:height="1.427cm" svg:x="-0.073cm" svg:y="8.104cm">
          <draw:text-box>
            <text:p><text:span text:style-name="T3">Prihvata ulogu I započinje meč</text:span></text:p>
          </draw:text-box>
        </draw:frame>
        <draw:frame draw:style-name="gr5" draw:text-style-name="P5" xml:id="id9" draw:id="id9" draw:layer="layout" svg:width="8.304cm" svg:height="1.427cm" svg:x="22.924cm" svg:y="6.476cm">
          <draw:text-box>
            <text:p><text:span text:style-name="T4">Šalje zahtev za igru - SPREMAN</text:span></text:p>
          </draw:text-box>
        </draw:frame>
        <draw:frame draw:style-name="gr5" draw:text-style-name="P5" xml:id="id12" draw:id="id12" draw:layer="layout" svg:width="8.128cm" svg:height="1.427cm" svg:x="22.992cm" svg:y="9.052cm">
          <draw:text-box>
            <text:p><text:span text:style-name="T4">Prihvata ulogu I započinje meč</text:span></text:p>
          </draw:text-box>
        </draw:frame>
        <draw:connector draw:style-name="gr13" draw:text-style-name="P7" draw:layer="layout" svg:x1="10.979cm" svg:y1="8.841cm" svg:x2="7.928cm" svg:y2="8.817cm" draw:start-shape="id1" draw:start-glue-point="3" draw:end-shape="id2" draw:end-glue-point="1" svg:d="M10979 8841h-1525v-24h-1526" svg:viewBox="0 0 3052 25">
          <text:p/>
        </draw:connector>
        <draw:frame draw:style-name="gr14" draw:text-style-name="P8" xml:id="id25" draw:id="id25" draw:layer="layout" svg:width="8.181cm" svg:height="1.427cm" svg:x="-0.041cm" svg:y="11.209cm">
          <draw:text-box>
            <text:p><text:span text:style-name="T3">Gađa protivničku podmornicu</text:span><text:span text:style-name="T5"> </text:span></text:p>
          </draw:text-box>
        </draw:frame>
        <draw:frame draw:style-name="gr5" draw:text-style-name="P5" xml:id="id26" draw:id="id26" draw:layer="layout" svg:width="7.239cm" svg:height="1.427cm" svg:x="11.049cm" svg:y="11.176cm">
          <draw:text-box>
            <text:p><text:span text:style-name="T4">Prihvata koordinate igrača 1</text:span></text:p>
          </draw:text-box>
        </draw:frame>
        <draw:frame draw:style-name="gr15" draw:text-style-name="P5" xml:id="id13" draw:id="id13" draw:layer="layout" svg:width="6.784cm" svg:height="0.839cm" svg:x="11.009cm" svg:y="12.673cm">
          <draw:text-box>
            <text:p><text:span text:style-name="T4">Šalje koordinate igraču 2</text:span></text:p>
          </draw:text-box>
        </draw:frame>
        <draw:frame draw:style-name="gr16" draw:text-style-name="P5" xml:id="id14" draw:id="id14" draw:layer="layout" svg:width="5.455cm" svg:height="0.839cm" svg:x="22.989cm" svg:y="11.159cm">
          <draw:text-box>
            <text:p><text:span text:style-name="T4">Prihvata koordinate</text:span></text:p>
          </draw:text-box>
        </draw:frame>
        <draw:frame draw:style-name="gr17" draw:text-style-name="P4" xml:id="id27" draw:id="id27" draw:layer="layout" svg:width="9.687cm" svg:height="0.902cm" svg:x="23.079cm" svg:y="15.622cm">
          <draw:text-box>
            <text:p><text:span text:style-name="T3">Šalje povratnu informaciju</text:span></text:p>
          </draw:text-box>
        </draw:frame>
        <draw:frame draw:style-name="gr18" draw:text-style-name="P5" xml:id="id15" draw:id="id15" draw:layer="layout" svg:width="9.345cm" svg:height="1.427cm" svg:x="11.143cm" svg:y="18.766cm">
          <draw:text-box>
            <text:p><text:span text:style-name="T4">Šalje povratnu informaciju igraču 1</text:span></text:p>
          </draw:text-box>
        </draw:frame>
        <draw:frame draw:style-name="gr19" draw:text-style-name="P5" draw:layer="layout" svg:width="9.144cm" svg:height="0.889cm" svg:x="23.022cm" svg:y="13.368cm">
          <draw:text-box>
            <text:p><text:span text:style-name="T4">Ažurira <text:s/>status igre</text:span></text:p>
          </draw:text-box>
        </draw:frame>
        <draw:frame draw:style-name="gr5" draw:text-style-name="P5" xml:id="id16" draw:id="id16" draw:layer="layout" svg:width="6.6cm" svg:height="1.427cm" svg:x="0.104cm" svg:y="14.323cm">
          <draw:text-box>
            <text:p><text:span text:style-name="T4">Prihvata poruku servera</text:span></text:p>
          </draw:text-box>
        </draw:frame>
        <draw:frame draw:style-name="gr20" draw:text-style-name="P5" draw:layer="layout" svg:width="10.668cm" svg:height="2.015cm" svg:x="11.033cm" svg:y="15.403cm">
          <draw:text-box>
            <text:p><text:span text:style-name="T4">Interpretira informaciju (igra gotova, prekid, zamena uloga)</text:span></text:p>
          </draw:text-box>
        </draw:frame>
        <draw:frame draw:style-name="gr5" draw:text-style-name="P5" xml:id="id28" draw:id="id28" draw:layer="layout" svg:width="8.125cm" svg:height="1.427cm" svg:x="11.052cm" svg:y="13.943cm">
          <draw:text-box>
            <text:p><text:span text:style-name="T4">Prihvata povratnu informaciju</text:span></text:p>
          </draw:text-box>
        </draw:frame>
        <draw:frame draw:style-name="gr21" draw:text-style-name="P9" draw:layer="layout" svg:width="8.846cm" svg:height="1.07cm" svg:x="-0.029cm" svg:y="16.892cm">
          <draw:text-box>
            <text:p><text:span text:style-name="T6">Ažurira status igre</text:span></text:p>
          </draw:text-box>
        </draw:frame>
        <draw:frame draw:style-name="gr5" draw:text-style-name="P5" draw:layer="layout" svg:width="7.62cm" svg:height="1.427cm" svg:x="11.195cm" svg:y="17.145cm">
          <draw:text-box>
            <text:p><text:span text:style-name="T4">Igrač 1 pogodio dalje gađa</text:span></text:p>
          </draw:text-box>
        </draw:frame>
        <draw:frame draw:style-name="gr14" draw:text-style-name="P5" xml:id="id19" draw:id="id19" draw:layer="layout" svg:width="8.181cm" svg:height="1.427cm" svg:x="-0.041cm" svg:y="18.667cm">
          <draw:text-box>
            <text:p><text:span text:style-name="T4">Gađa protivničku podmornicu </text:span></text:p>
          </draw:text-box>
        </draw:frame>
        <draw:frame draw:style-name="gr5" draw:text-style-name="P5" xml:id="id20" draw:id="id20" draw:layer="layout" svg:width="8.388cm" svg:height="1.427cm" svg:x="11.17cm" svg:y="20.174cm">
          <draw:text-box>
            <text:p><text:span text:style-name="T4">Prihvata koordinate igrača 1</text:span></text:p>
          </draw:text-box>
        </draw:frame>
        <draw:frame draw:style-name="gr16" draw:text-style-name="P5" xml:id="id18" draw:id="id18" draw:layer="layout" svg:width="5.455cm" svg:height="0.839cm" svg:x="23.165cm" svg:y="18.841cm">
          <draw:text-box>
            <text:p><text:span text:style-name="T4">Prihvata koordinate</text:span></text:p>
          </draw:text-box>
        </draw:frame>
        <draw:frame draw:style-name="gr22" draw:text-style-name="P10" draw:layer="layout" svg:width="1.476cm" svg:height="1.038cm" svg:x="2.921cm" svg:y="20.226cm">
          <draw:text-box>
            <text:p><text:span text:style-name="T7">. . .</text:span></text:p>
          </draw:text-box>
        </draw:frame>
        <draw:frame draw:style-name="gr23" draw:text-style-name="P6" xml:id="id17" draw:id="id17" draw:layer="layout" svg:width="1.243cm" svg:height="0.839cm" svg:x="14.886cm" svg:y="21.971cm">
          <draw:text-box>
            <text:p><text:span text:style-name="T8">. . .</text:span></text:p>
          </draw:text-box>
        </draw:frame>
        <draw:frame draw:style-name="gr24" draw:text-style-name="P10" draw:layer="layout" svg:width="1.67cm" svg:height="1.038cm" svg:x="24.852cm" svg:y="20.207cm">
          <draw:text-box>
            <text:p><text:span text:style-name="T7">. . . </text:span></text:p>
          </draw:text-box>
        </draw:frame>
        <draw:frame draw:style-name="gr18" draw:text-style-name="P5" xml:id="id21" draw:id="id21" draw:layer="layout" svg:width="9.345cm" svg:height="1.427cm" svg:x="11.305cm" svg:y="24.365cm">
          <draw:text-box>
            <text:p><text:span text:style-name="T4">Šalje povratnu informaciju igraču 1</text:span></text:p>
          </draw:text-box>
        </draw:frame>
        <draw:frame draw:style-name="gr25" draw:text-style-name="P5" xml:id="id24" draw:id="id24" draw:layer="layout" svg:width="6.983cm" svg:height="0.839cm" svg:x="11.276cm" svg:y="23.097cm">
          <draw:text-box>
            <text:p><text:span text:style-name="T4">Meč gotov izgubio igrač 2</text:span></text:p>
          </draw:text-box>
        </draw:frame>
        <draw:frame draw:style-name="gr2" draw:text-style-name="P6" draw:layer="layout" svg:width="6.223cm" svg:height="0.962cm" svg:x="10.984cm" svg:y="3.918cm">
          <draw:text-box>
            <text:p><text:span text:style-name="T4">Priprema meč</text:span></text:p>
          </draw:text-box>
        </draw:frame>
        <draw:frame draw:style-name="gr5" draw:text-style-name="P5" draw:layer="layout" svg:width="5.969cm" svg:height="1.427cm" svg:x="11.303cm" svg:y="25.643cm">
          <draw:text-box>
            <text:p><text:span text:style-name="T4">Priprema novi meč</text:span></text:p>
          </draw:text-box>
        </draw:frame>
        <draw:frame draw:style-name="gr26" draw:text-style-name="P5" xml:id="id22" draw:id="id22" draw:layer="layout" svg:width="6.858cm" svg:height="1.427cm" svg:x="0cm" svg:y="22.001cm">
          <draw:text-box>
            <text:p><text:span text:style-name="T4">Prihvata poruku servera </text:span></text:p>
          </draw:text-box>
        </draw:frame>
        <draw:frame draw:style-name="gr27" draw:text-style-name="P5" xml:id="id23" draw:id="id23" draw:layer="layout" svg:width="7.038cm" svg:height="0.839cm" svg:x="23.019cm" svg:y="22.109cm">
          <draw:text-box>
            <text:p><text:span text:style-name="T4">Šalje poruku da je izgubio</text:span></text:p>
          </draw:text-box>
        </draw:frame>
        <draw:frame draw:style-name="gr28" draw:text-style-name="P5" draw:layer="layout" svg:width="9.295cm" svg:height="0.839cm" svg:x="0.062cm" svg:y="23.841cm">
          <draw:text-box>
            <text:p><text:span text:style-name="T4">Proglašava pobedu I završava meč</text:span></text:p>
          </draw:text-box>
        </draw:frame>
        <draw:frame draw:style-name="gr29" draw:text-style-name="P11" draw:layer="layout" svg:width="9.663cm" svg:height="1.427cm" svg:x="-0.114cm" svg:y="25.484cm">
          <draw:text-box>
            <text:p><text:span text:style-name="T3">Postavlja podmornice da bi započeo</text:span></text:p>
            <text:p><text:span text:style-name="T3">nov meč </text:span></text:p>
          </draw:text-box>
        </draw:frame>
        <draw:frame draw:style-name="gr30" draw:text-style-name="P5" draw:layer="layout" svg:width="8.804cm" svg:height="0.839cm" svg:x="22.967cm" svg:y="23.664cm">
          <draw:text-box>
            <text:p><text:span text:style-name="T4">Proglašava poraz I završava meč</text:span></text:p>
          </draw:text-box>
        </draw:frame>
        <draw:frame draw:style-name="gr31" draw:text-style-name="P5" draw:layer="layout" svg:width="9.811cm" svg:height="1.427cm" svg:x="23.052cm" svg:y="25.354cm">
          <draw:text-box>
            <text:p><text:span text:style-name="T4">Postavlja podmornice da bi započeo </text:span></text:p>
            <text:p><text:span text:style-name="T4">nov meč </text:span></text:p>
          </draw:text-box>
        </draw:frame>
        <draw:connector draw:style-name="gr13" draw:text-style-name="P3" draw:layer="layout" draw:type="line" svg:x1="3.599cm" svg:y1="2.153cm" svg:x2="10.922cm" svg:y2="2.308cm" draw:start-shape="id3" draw:start-glue-point="1" draw:end-shape="id4" draw:end-glue-point="3" svg:d="M3599 2153l7323 155" svg:viewBox="0 0 7324 156">
          <text:p/>
        </draw:connector>
        <draw:connector draw:style-name="gr32" draw:text-style-name="P3" draw:layer="layout" draw:type="line" svg:x1="22.924cm" svg:y1="3.295cm" svg:x2="17.78cm" svg:y2="3.223cm" draw:start-shape="id5" draw:start-glue-point="3" draw:end-shape="id6" svg:d="M22924 3295l-5144-72" svg:viewBox="0 0 5145 73">
          <text:p/>
        </draw:connector>
        <draw:connector draw:style-name="gr13" draw:text-style-name="P3" draw:layer="layout" draw:type="line" svg:x1="8.497cm" svg:y1="5.694cm" svg:x2="10.93cm" svg:y2="5.895cm" draw:start-shape="id7" draw:start-glue-point="1" draw:end-shape="id8" draw:end-glue-point="3" svg:d="M8497 5694l2433 201" svg:viewBox="0 0 2434 202">
          <text:p/>
        </draw:connector>
        <draw:connector draw:style-name="gr32" draw:text-style-name="P3" draw:layer="layout" draw:type="line" svg:x1="22.924cm" svg:y1="7.189cm" svg:x2="19.645cm" svg:y2="7.353cm" draw:start-shape="id9" draw:start-glue-point="3" draw:end-shape="id10" draw:end-glue-point="1" svg:d="M22924 7189l-3279 164" svg:viewBox="0 0 3280 165">
          <text:p/>
        </draw:connector>
        <draw:connector draw:style-name="gr32" draw:text-style-name="P3" draw:layer="layout" draw:type="line" svg:x1="19.197cm" svg:y1="10.365cm" svg:x2="22.992cm" svg:y2="9.765cm" draw:start-shape="id11" draw:start-glue-point="1" draw:end-shape="id12" draw:end-glue-point="3" svg:d="M19197 10365l3795-600" svg:viewBox="0 0 3796 601">
          <text:p/>
        </draw:connector>
        <draw:connector draw:style-name="gr32" draw:text-style-name="P3" draw:layer="layout" draw:type="line" svg:x1="17.793cm" svg:y1="13.092cm" svg:x2="22.989cm" svg:y2="11.578cm" draw:start-shape="id13" draw:start-glue-point="1" draw:end-shape="id14" draw:end-glue-point="3" svg:d="M17793 13092l5196-1514" svg:viewBox="0 0 5197 1515">
          <text:p/>
        </draw:connector>
        <draw:connector draw:style-name="gr13" draw:text-style-name="P3" draw:layer="layout" draw:type="line" svg:x1="11.143cm" svg:y1="19.479cm" svg:x2="6.704cm" svg:y2="15.036cm" draw:start-shape="id15" draw:start-glue-point="3" draw:end-shape="id16" svg:d="M11143 19479l-4439-4443" svg:viewBox="0 0 4440 4444">
          <text:p/>
        </draw:connector>
        <draw:connector draw:style-name="gr32" draw:text-style-name="P3" draw:layer="layout" draw:type="line" svg:x1="16.129cm" svg:y1="22.39cm" svg:x2="23.165cm" svg:y2="19.26cm" draw:start-shape="id17" draw:start-glue-point="1" draw:end-shape="id18" draw:end-glue-point="3" svg:d="M16129 22390l7036-3130" svg:viewBox="0 0 7037 3131">
          <text:p/>
        </draw:connector>
        <draw:connector draw:style-name="gr13" draw:text-style-name="P3" draw:layer="layout" draw:type="line" svg:x1="8.14cm" svg:y1="19.38cm" svg:x2="11.17cm" svg:y2="20.887cm" draw:start-shape="id19" draw:start-glue-point="1" draw:end-shape="id20" svg:d="M8140 19380l3030 1507" svg:viewBox="0 0 3031 1508">
          <text:p/>
        </draw:connector>
        <draw:connector draw:style-name="gr13" draw:text-style-name="P3" draw:layer="layout" draw:type="line" svg:x1="11.305cm" svg:y1="25.078cm" svg:x2="6.858cm" svg:y2="22.714cm" draw:start-shape="id21" draw:start-glue-point="3" draw:end-shape="id22" draw:end-glue-point="1" svg:d="M11305 25078l-4447-2364" svg:viewBox="0 0 4448 2365">
          <text:p/>
        </draw:connector>
        <draw:connector draw:style-name="gr32" draw:text-style-name="P3" draw:layer="layout" draw:type="line" svg:x1="23.019cm" svg:y1="22.528cm" svg:x2="18.259cm" svg:y2="23.516cm" draw:start-shape="id23" draw:start-glue-point="3" draw:end-shape="id24" draw:end-glue-point="1" svg:d="M23019 22528l-4760 988" svg:viewBox="0 0 4761 989">
          <text:p/>
        </draw:connector>
        <draw:connector draw:style-name="gr13" draw:text-style-name="P3" draw:layer="layout" draw:type="line" svg:x1="8.14cm" svg:y1="11.922cm" svg:x2="11.049cm" svg:y2="11.889cm" draw:start-shape="id25" draw:start-glue-point="1" draw:end-shape="id26" draw:end-glue-point="3" svg:d="M8140 11922l2909-33" svg:viewBox="0 0 2910 34">
          <text:p/>
        </draw:connector>
        <draw:connector draw:style-name="gr32" draw:text-style-name="P3" draw:layer="layout" draw:type="line" svg:x1="23.079cm" svg:y1="16.073cm" svg:x2="19.177cm" svg:y2="14.656cm" draw:start-shape="id27" draw:start-glue-point="3" draw:end-shape="id28" svg:d="M23079 16073l-3902-1417" svg:viewBox="0 0 3903 1418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33.02cm" fo:page-height="27.99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09T15:30:18.492385187</meta:creation-date>
    <dc:date>2019-01-10T00:44:04.342897991</dc:date>
    <meta:editing-duration>PT34M42S</meta:editing-duration>
    <meta:editing-cycles>6</meta:editing-cycles>
    <meta:generator>LibreOffice/5.1.6.2$Linux_X86_64 LibreOffice_project/10m0$Build-2</meta:generator>
    <meta:document-statistic meta:object-count="61"/>
  </office:meta>
</office:document-meta>
</file>